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in"/>
    </style:style>
    <style:style style:name="co3" style:family="table-column">
      <style:table-column-properties fo:break-before="auto" style:column-width="0.03125in"/>
    </style:style>
    <style:style style:name="co4" style:family="table-column">
      <style:table-column-properties fo:break-before="auto" style:column-width="2.4375in"/>
    </style:style>
    <style:style style:name="co5" style:family="table-column">
      <style:table-column-properties fo:break-before="auto" style:column-width="3.6145833333333335in"/>
    </style:style>
    <style:style style:name="co6" style:family="table-column">
      <style:table-column-properties fo:break-before="auto" style:column-width="3.8645833333333335in"/>
    </style:style>
    <style:style style:name="co7" style:family="table-column">
      <style:table-column-properties fo:break-before="auto" style:column-width="4.020833333333333in"/>
    </style:style>
    <style:style style:name="co8" style:family="table-column">
      <style:table-column-properties fo:break-before="auto" style:column-width="3.5208333333333335in"/>
    </style:style>
    <style:style style:name="co9" style:family="table-column">
      <style:table-column-properties fo:break-before="auto" style:column-width="3.7708333333333335in"/>
    </style:style>
    <style:style style:name="co10" style:family="table-column">
      <style:table-column-properties fo:break-before="auto" style:column-width="3.7291666666666665in"/>
    </style:style>
    <style:style style:name="co11" style:family="table-column">
      <style:table-column-properties fo:break-before="auto" style:column-width="0.23958333333333334in"/>
    </style:style>
    <style:style style:name="co12" style:family="table-column">
      <style:table-column-properties fo:break-before="auto" style:column-width="0.0937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34375in" fo:break-before="auto" style:use-optimal-row-height="false"/>
    </style:style>
    <style:style style:name="ro4" style:family="table-row">
      <style:table-row-properties style:row-height="1in" fo:break-before="auto" style:use-optimal-row-height="false"/>
    </style:style>
    <style:style style:name="ro5" style:family="table-row">
      <style:table-row-properties style:row-height="1.9375in" fo:break-before="auto" style:use-optimal-row-height="false"/>
    </style:style>
    <style:style style:name="ro6" style:family="table-row">
      <style:table-row-properties style:row-height="1.6979166666666667in" fo:break-before="auto" style:use-optimal-row-height="false"/>
    </style:style>
    <style:style style:name="ro7" style:family="table-row">
      <style:table-row-properties style:row-height="0.25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top"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36pt" style:font-size-asian="36pt" style:font-size-complex="36pt" fo:color="#000000" style:text-underline-style="none"/>
    </style:style>
    <style:style style:name="ce22" style:family="table-cell" style:parent-style-name="Default">
      <style:table-cell-properties fo:background-color="#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top" fo:background-color="#D9EAD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top" fo:background-color="#00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ce25" style:family="table-cell" style:parent-style-name="Default">
      <style:table-cell-properties fo:wrap-option="wrap" style:vertical-align="top" fo:background-color="#FCE5C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wrap-option="wrap" style:vertical-align="top" fo:background-color="#FFE59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top" fo:background-color="#D0E0E3"/>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top" fo:background-color="#B6D7A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wrap-option="wrap" style:vertical-align="top"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wrap-option="wrap" style:vertical-align="top" fo:background-color="#FCE5CD"/>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top" fo:background-color="#FCE5CD"/>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top" fo:background-color="#FCE5C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5" style:family="table-cell" style:parent-style-name="Default">
      <style:table-cell-properties fo:wrap-option="wrap" style:vertical-align="top" fo:background-color="#FFE59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wrap-option="wrap" style:vertical-align="top"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36pt" style:font-size-asian="36pt" style:font-size-complex="36pt" fo:color="#000000" style:text-underline-style="none"/>
    </style:style>
    <style:style style:name="ce37" style:family="table-cell" style:parent-style-name="Default">
      <style:table-cell-properties fo:wrap-option="wrap" style:vertical-align="top" fo:background-color="#FCE5C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38" style:family="table-cell" style:parent-style-name="Default">
      <style:table-cell-properties fo:wrap-option="wrap" style:vertical-align="top" fo:background-color="#F1C232"/>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39" style:family="table-cell" style:parent-style-name="Default">
      <style:table-cell-properties fo:wrap-option="wrap" style:vertical-align="top" fo:background-color="#C9DAF8"/>
      <style:paragraph-properties/>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ce40" style:family="table-cell" style:parent-style-name="Default">
      <style:table-cell-properties fo:wrap-option="wrap" style:vertical-align="top" fo:background-color="#00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1" style:family="table-cell" style:parent-style-name="Default">
      <style:table-cell-properties style:vertical-align="top" fo:background-color="#00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2" style:family="table-cell" style:parent-style-name="Default">
      <style:table-cell-properties fo:wrap-option="wrap" style:vertical-align="top" fo:background-color="#00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ce43" style:family="table-cell" style:parent-style-name="Default">
      <style:table-cell-properties fo:wrap-option="wrap" style:vertical-align="bottom" fo:background-color="#00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36pt" style:font-size-asian="36pt" style:font-size-complex="36pt" fo:color="#000000" style:text-underline-style="none"/>
    </style:style>
    <style:style style:name="T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36pt" style:font-size-asian="36pt" style:font-size-complex="36pt" fo:color="#000000"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14pt" style:font-size-asian="14pt" style:font-size-complex="14pt" style:use-window-font-color="true"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34343"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00FF"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12pt" style:font-size-asian="12pt" style:font-size-complex="12pt" fo:color="#0000FF" style:text-underline-style="none"/>
    </style:style>
    <style:style style:name="T19"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4A86E8" style:text-underline-style="none"/>
    </style:style>
    <style:style style:name="T20" style:family="text">
      <style:text-properties fo:font-weight="bold" style:font-weight-asian="bold" style:font-weight-complex="bold" fo:font-style="normal" style:font-style-asian="normal" style:font-style-complex="normal" style:text-line-through-style="none" fo:font-size="10pt" style:font-size-asian="10pt" style:font-size-complex="10pt" fo:color="#4A86E8" style:text-underline-style="none"/>
    </style:style>
    <style:style style:name="T21" style:family="text">
      <style:text-properties fo:font-weight="normal" style:font-weight-asian="normal" style:font-weight-complex="normal" fo:font-style="normal" style:font-style-asian="normal" style:font-style-complex="normal" style:text-line-through-style="none" fo:font-size="12pt" style:font-size-asian="12pt" style:font-size-complex="12pt" style:use-window-font-color="true" style:text-underline-style="none"/>
    </style:style>
    <style:style style:name="T22"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12" table:default-cell-style-name="ce15"/>
        <table:table-column table:style-name="co1" table:default-cell-style-name="ce15" table:number-columns-repeated="245"/>
        <table:table-row table:style-name="ro2">
          <table:table-cell table:style-name="ce21" table:number-columns-spanned="9" table:number-rows-spanned="1" office:value-type="string">
            <text:p>CREATIVE HACKLAB (104MC) - SCHEME OF WORK</text:p>
          </table:table-cell>
          <table:covered-table-cell table:number-columns-repeated="8"/>
          <table:table-cell table:number-columns-repeated="2" table:style-name="ce22"/>
        </table:table-row>
        <table:table-row table:style-name="ro3">
          <table:table-cell table:style-name="ce23" office:value-type="string">
            <text:p>DATE/WEEK</text:p>
          </table:table-cell>
          <table:table-cell table:style-name="ce23"/>
          <table:table-cell table:style-name="ce24" office:value-type="string">
            <text:p>LECTURE: ROB &amp; TEAM
<text:span text:style-name="T16"> (THURSDAY)</text:span></text:p>
          </table:table-cell>
          <table:table-cell table:style-name="ce24" office:value-type="string">
            <text:p>WORKSHOP | SEMINAR:  ROB &amp; TEAM
<text:span text:style-name="T17"> (THURSDAY)</text:span></text:p>
          </table:table-cell>
          <table:table-cell table:style-name="ce24" office:value-type="string">
            <text:p>NAV (Becks wk16)
<text:span text:style-name="T17"> (THURSDAY)</text:span></text:p>
          </table:table-cell>
          <table:table-cell table:style-name="ce24" office:value-type="string">
            <text:p>DAN 
<text:span text:style-name="T17">(THURSDAY)</text:span></text:p>
          </table:table-cell>
          <table:table-cell table:style-name="ce24" office:value-type="string">
            <text:p>PAUL 
<text:span text:style-name="T17">(FRIDAY)</text:span></text:p>
          </table:table-cell>
          <table:table-cell table:style-name="ce24" office:value-type="string">
            <text:p>NOTES</text:p>
          </table:table-cell>
          <table:table-cell table:style-name="ce24" office:value-type="string">
            <text:p>NOTES</text:p>
          </table:table-cell>
          <table:table-cell table:number-columns-repeated="2" table:style-name="ce22"/>
        </table:table-row>
        <table:table-row table:style-name="ro4">
          <table:table-cell table:style-name="ce23" office:value-type="string">
            <text:p>Week Twelve - 21 &amp; 22 April</text:p>
          </table:table-cell>
          <table:table-cell table:style-name="ce23" office:value-type="string">
            <text:p/>
          </table:table-cell>
          <table:table-cell table:style-name="ce25" office:value-type="string">
            <text:p><text:span text:style-name="T9">INTRODUCTION TO THE  BRIEF</text:span><text:span text:style-name="T0"/><text:span text:style-name="T9">EXEMPLAR WORKS</text:span><text:span text:style-name="T0"> I

OVERVIEW OF EXEMPLAR WORKS

AGILE/SCRUM WORKFLOWS, ITTERATIVE DESIGN METHODS

</text:span><text:span text:style-name="T18">Reflective Journal </text:span><text:span text:style-name="T17">TASK Week Twelve</text:span></text:p>
          </table:table-cell>
          <table:table-cell table:style-name="ce25" office:value-type="string">
            <text:p><text:span text:style-name="T9">COLLABOROATIVE WORKFLOWS</text:span><text:span text:style-name="T0">AGILE/SCRUM WORKFLOWS, ITTERATIVE DESIGN METHODS</text:span><text:span text:style-name="T12">COMMAND LINE BASICS</text:span><text:span text:style-name="T0">VERSION CONTROL (AND GIT) 
SMART QUESTIONS
IDEATION 1:
: INTERACTIVE DESIGN
: MULTIMEDIA CAMPAIGNS</text:span></text:p>
          </table:table-cell>
          <table:table-cell table:style-name="ce26" office:value-type="string">
            <text:p><text:span text:style-name="T9">WEB VIDEO TOOLS I</text:span><text:span text:style-name="T0">HTML VIDEO TAG 
CSS FULLSCREEN VIDEO BACKGROUND
PREPARING VIDEO MEDIA FOR WEB - TRANSCODING
SELF HOSTING VS. 3RD PARTY (VIMEO/YOUTUBE) ETC.
</text:span><text:span text:style-name="T12">VERSION CONTROL (AND GIT) [REMINDER OF</text:span><text:span text:style-name="T0">]
</text:span></text:p>
          </table:table-cell>
          <table:table-cell table:style-name="ce27" office:value-type="string">
            <text:p><text:span text:style-name="T9">INTRODUCTION TO RASPERRY PI  I</text:span><text:span text:style-name="T0">UP AND RUNNING WITH THE PI - DISK IMAGES / GENERAL BACKGROUND
UNDERSTANDING NETWORKING AND IP ADDRESSES</text:span><text:span text:style-name="T12">COMMAND LINE BASI</text:span><text:span text:style-name="T0">CS
NETWORK ACCESS VIA SSH VS. DIRECT ACCESS VIA GUI
VIDEO: FULLSCREEN PLAYBACK WITH OMXPLAYER
VIDEO: MPEG DECODER FOR HD 
</text:span></text:p>
          </table:table-cell>
          <table:table-cell table:style-name="ce28" office:value-type="string">
            <text:p><text:span text:style-name="T9">ARDUINO, ELECTRONICS AND INTERACTIVIT</text:span><text:span text:style-name="T0">Y I

INTRO TO THE IDE
INTRO TO ONLINE DOCUMENTATION
LED BLINKY 101
TO ANALOG READ
RESISTORS AND CAPACITORS
BREADBOARDS AND LAYOUT</text:span><text:span text:style-name="T12">VERSION CONTROL (AND GIT) [REMINDER OF]</text:span></text:p>
          </table:table-cell>
          <table:table-cell table:style-name="ce29"/>
          <table:table-cell table:style-name="ce30"/>
          <table:table-cell table:number-columns-repeated="2" table:style-name="ce22"/>
        </table:table-row>
        <table:table-row table:style-name="ro4">
          <table:table-cell table:style-name="ce23" office:value-type="string">
            <text:p>Week Thirteen - 28 &amp; 29 April</text:p>
          </table:table-cell>
          <table:table-cell table:style-name="ce23"/>
          <table:table-cell table:style-name="ce25" office:value-type="string">
            <text:p><text:span text:style-name="T9">TECHNOSOCIAL TOOLS</text:span><text:span text:style-name="T0">THE HACKER ETHOS
OPENSOURCE AND COPYLEFT

EXEMPLAR WORKS II
</text:span><text:span text:style-name="T18">Reflective Journal 
TASK Week Thirteen</text:span></text:p>
          </table:table-cell>
          <table:table-cell table:style-name="ce25" office:value-type="string">
            <text:p><text:span text:style-name="T9">COMMAND LINE AND SCRIPTING</text:span><text:span text:style-name="T0">AGILE/SCRUM WORKFLOWS, ITTERATIVE DESIGN METHODS

BREW CVLC FFMP</text:span><text:span text:style-name="T12">EG
VERSION CONTROL (AND GI</text:span><text:span text:style-name="T0">T) 
SMART QUESTIONS
IDEATION 2
</text:span></text:p>
          </table:table-cell>
          <table:table-cell table:style-name="ce26" office:value-type="string">
            <text:p><text:span text:style-name="T9">WEB VIDEO TOOLS ||</text:span><text:span text:style-name="T0">INTRODUCING JAVASCRIPT
VIDEO API
CHROMAKEY VIDEO IN BROWSER
HOMEWORK FILM SOME GREENSCREEN</text:span><text:span text:style-name="T12">VERSION CONTROL (AND GIT) [REMINDER OF]</text:span></text:p>
          </table:table-cell>
          <table:table-cell table:style-name="ce27" office:value-type="string">
            <text:p><text:span text:style-name="T9">RASPERRY PI II
</text:span><text:span text:style-name="T0">CONTINUED VIDEO WORK WITH RPI
RECAP OF HOW/WHAT/WHY SYSTEM
FURTHER OMXPLAYER
STARTING OMXPLAYER WITH FLAGS 
 - INTRO TO SCRIPTING  (BASH))
OMXPLAYER FROM SCRIPT 
AUTOBOOT TRICKS AND TIP</text:span><text:span text:style-name="T12">S
VERSION CONTROL (AND GIT) </text:span></text:p>
          </table:table-cell>
          <table:table-cell table:style-name="ce28" office:value-type="string">
            <text:p><text:span text:style-name="T9">ARDUINO, ELECTRONICS AND INTERACTIVITY II</text:span><text:span text:style-name="T0">INTRO TO CIRCUITS AND SOLDERING


</text:span></text:p>
          </table:table-cell>
          <table:table-cell table:style-name="ce31" office:value-type="string">
            <text:p>ACCESS TO FILM STUDIO / GREEN SCREEN?</text:p>
          </table:table-cell>
          <table:table-cell table:style-name="ce30"/>
          <table:table-cell table:number-columns-repeated="2" table:style-name="ce22"/>
        </table:table-row>
        <table:table-row table:style-name="ro4">
          <table:table-cell table:style-name="ce23" office:value-type="string">
            <text:p>
Week Fourteen - 6 &amp; 7 May </text:p>
          </table:table-cell>
          <table:table-cell table:style-name="ce23"/>
          <table:table-cell table:style-name="ce25" office:value-type="string">
            <text:p><text:span text:style-name="T9">AUTONOMOUS INFRASTRUCTURES &amp; CLOUDS</text:span><text:span text:style-name="T0">OWNCLOUD

EXEMPLAR WORKS III
</text:span><text:span text:style-name="T17">Reflective Journal 
TASK Week Fourteen</text:span></text:p>
          </table:table-cell>
          <table:table-cell table:style-name="ce25" office:value-type="string">
            <text:p><text:span text:style-name="T9">STREAMING MEDIA &amp; DATA</text:span><text:span text:style-name="T0">ICECAST LIQUIDSOAP RADIO
APIS IFTTT

</text:span><text:span text:style-name="T12">VERSION CONTROL (AND GIT) </text:span><text:span text:style-name="T0">SMART QUESTIONS</text:span></text:p>
          </table:table-cell>
          <table:table-cell table:style-name="ce26" office:value-type="string">
            <text:p><text:span text:style-name="T9">BROWSER AS INTERACTIVE POSTER SCREEN</text:span><text:span text:style-name="T0">PROCESSING JS IN BROWSER
FULLSCREEN BACKGROUND 
ADITIONAL SKETCH IN FORGROUND DIV
THINKING IN PORTRAIT VS LANDSCAPE
CSS STRATEGIES | RESPONSIVE APPROACH</text:span><text:span text:style-name="T12">?
VERSION CONTROL (AND GIT) [REMINDER OF</text:span><text:span text:style-name="T0">]
</text:span></text:p>
          </table:table-cell>
          <table:table-cell table:style-name="ce27" office:value-type="string">
            <text:p><text:span text:style-name="T9">RASPERRY PI III</text:span><text:span text:style-name="T0">AUTOSTART FULLSCREEN PROCESSING
READING DATA FROM SERIAL PORT
ALIGN WITH PAUL WHO WILL SEND DATA FROM ANALOG READ ARDUINO

</text:span><text:span text:style-name="T12">VERSION CONTROL (AND GIT) </text:span></text:p>
          </table:table-cell>
          <table:table-cell table:style-name="ce28" office:value-type="string">
            <text:p><text:span text:style-name="T9">ARDUINO, ELECTRONICS AND INTERACTIVITY II</text:span><text:span text:style-name="T0">I

INTRO TO SENSORS AND ACTUATORS
 -&gt; FOR INTERACTIVE DISPLAY
ANALOG READ -&gt; SERIAL PORT - 
SENDING DATA TO PROCESSING - 
ALIGN WITH DA</text:span><text:span text:style-name="T12">N

VERSION CONTROL (AND GIT) [REMINDER OF</text:span><text:span text:style-name="T0">]
</text:span></text:p>
          </table:table-cell>
          <table:table-cell table:style-name="ce29"/>
          <table:table-cell table:style-name="ce30"/>
          <table:table-cell table:number-columns-repeated="2" table:style-name="ce22"/>
        </table:table-row>
        <table:table-row table:style-name="ro4">
          <table:table-cell table:style-name="ce23" office:value-type="string">
            <text:p>Week Fifteen - 13 &amp; 14 May</text:p>
          </table:table-cell>
          <table:table-cell table:style-name="ce23"/>
          <table:table-cell table:style-name="ce32" office:value-type="string">
            <text:p>INTERNET OF THINGS AND EMBEDDED COMPUTING

<text:span text:style-name="T18">Reflective Journal 
TASK Week Fifteen</text:span></text:p>
          </table:table-cell>
          <table:table-cell table:style-name="ce25" office:value-type="string">
            <text:p><text:span text:style-name="T9">INTRO TO SCRIPTING I: </text:span><text:span text:style-name="T0">INTRO TO SCRIPTING
</text:span><text:span text:style-name="T19">ALLIGN TO DAN ON BASH AND PYTHON
ALLIGN TO NAV IN USE OF RANDOM FUNCTION AND ARRAYS
</text:span><text:span text:style-name="T0">INTRODUCING THE CAMPAIGN TWITTER BOT</text:span></text:p>
          </table:table-cell>
          <table:table-cell table:style-name="ce26" office:value-type="string">
            <text:p><text:span text:style-name="T9">INTRO TO VECTOR GRAPHICS</text:span><text:span text:style-name="T0">WHEN VECTOR - WHEN RASTER  
WHY SVG? SVG IN THE BROWSER
SVG VS. CANVAS - THE RIGHT TOOLD FOR THE JOB
SIMPLE  JAVSCRIPT AND CANVAS EXAMPLE :
</text:span><text:span text:style-name="T19">RANDOM WORDS AND HEX COLORS FROM ARRAY</text:span><text:span text:style-name="T20">S 
 ALLIGN/REFER TO ROB ON THIS</text:span><text:span text:style-name="T9">INKSCAPE I (INTR</text:span><text:span text:style-name="T0">O): 
BASIC INTRO TO ALLIGNING TOOLS,  SETUP, GUIDES, SNAPING ETC.
VECTORISING A RASTER IMAGE
</text:span></text:p>
          </table:table-cell>
          <table:table-cell table:style-name="ce27" office:value-type="string">
            <text:p><text:span text:style-name="T9">OSX IN PRODUCTION ENVIRONMENT</text:span><text:span text:style-name="T0">OSX LAPTOP / DESKTOP AUTOSTART
AUTOSTART SCRIPTS

FIREFOX RKIOSK ADDOON
CHROME ALTERNATIVE?

VLC LOOPING, FULLSCREEN,  FILTERS, PLAYLISTS, STREAMS

Processing
</text:span></text:p>
          </table:table-cell>
          <table:table-cell table:style-name="ce28" office:value-type="string">
            <text:p><text:span text:style-name="T9">ARDUINO, ELECTRONICS AND INTERACTIVITY IV</text:span><text:span text:style-name="T0">DIGITAL READ - SENSING MOTION WITH PIR
http://makezine.com/projects/pir-sensor-arduino-alarm


</text:span><text:span text:style-name="T12">VERSION CONTROL (AND GIT) [REMINDER OF]</text:span></text:p>
          </table:table-cell>
          <table:table-cell table:style-name="ce29"/>
          <table:table-cell table:style-name="ce30"/>
          <table:table-cell table:number-columns-repeated="2" table:style-name="ce22"/>
        </table:table-row>
        <table:table-row table:style-name="ro5">
          <table:table-cell table:style-name="ce23" office:value-type="string">
            <text:p>Week Sixteen - 16 until 20 May </text:p>
          </table:table-cell>
          <table:table-cell table:style-name="ce23"/>
          <table:table-cell table:style-name="ce33" office:value-type="string">
            <text:p>PREPARING FOR SUBMISSION AND PROFESSIONAL WORKING PRACTICES<text:span text:style-name="T17"/><text:span text:style-name="T18">Reflective Journal </text:span><text:span text:style-name="T17">TASK Week Sixteen</text:span></text:p>
          </table:table-cell>
          <table:table-cell table:style-name="ce34" office:value-type="string">
            <text:p><text:span text:style-name="T9">INTRO TO PYTHON I:

INTRO TO SCRIPTING AND API</text:span><text:span text:style-name="T0">S 

A CAMPAIGN TWITTER BOT</text:span></text:p>
          </table:table-cell>
          <table:table-cell table:style-name="ce35" office:value-type="string">
            <text:p>INKSCAPE II 

POSTER DESIGN - PAGE LAYOUT<text:span text:style-name="T0">SAFE AREA,  MARGINS - GRIDS  - PAGE SETUP  FONTS - 
READABLITY - SPELL CHECKING</text:span><text:span text:style-name="T0"/><text:span text:style-name="T21">PRODUCTION READINESS SUPPORT (WEB AND PRINT</text:span><text:span text:style-name="T0">)



</text:span></text:p>
          </table:table-cell>
          <table:table-cell table:style-name="ce27" office:value-type="string">
            <text:p><text:span text:style-name="T9">RASPBERRY PI IV</text:span><text:span text:style-name="T0">BACKING UP YOUR PI DISKIMAGE WITH DD
PI AS WEBSERVER - HTTPD / APACHE
SSH RECAP - VPN AND REMOTE ACCESS - 
REMOTE ACCESSABLE/CONTROLABLE ADVERTISING BOARD
GPIO AND USING SENSORS TO TRIGGER EVENTS
GPIO VS ANALOG READ FROM ARDUIN</text:span><text:span text:style-name="T9">O

</text:span><text:span text:style-name="T22">PRODUCTION READINESS SUPPORT (PI AND INFRASTRUCTURE)</text:span></text:p>
          </table:table-cell>
          <table:table-cell table:style-name="ce36" office:value-type="string">
            <text:p><text:span text:style-name="T9">SUBMISSION DAY!
</text:span><text:span text:style-name="T22">!!no workshop with paul but support session in ETG05</text:span></text:p>
          </table:table-cell>
          <table:table-cell table:style-name="ce29"/>
          <table:table-cell table:style-name="ce30"/>
          <table:table-cell table:number-columns-repeated="2" table:style-name="ce22"/>
        </table:table-row>
        <table:table-row table:style-name="ro4">
          <table:table-cell table:style-name="ce23" office:value-type="string">
            <text:p>Week Seventeen - 26 May
Assessment Week</text:p>
          </table:table-cell>
          <table:table-cell table:style-name="ce23"/>
          <table:table-cell table:style-name="ce37" table:number-columns-spanned="2" table:number-rows-spanned="1" office:value-type="string">
            <text:p>Only the skills workshops will run this week (Monday &amp; Thursday) in preparation for level two.
There are no lectures for the module this week while the tutors assess your work. Marks and feedback will be given within two weeks. See Module Information above for details of how these will be given back to you.
</text:p>
          </table:table-cell>
          <table:covered-table-cell/>
          <table:table-cell table:style-name="ce38" office:value-type="string">
            <text:p>PREPARING FOR TRANSMEDIA MODULE
SUMMER TASK</text:p>
          </table:table-cell>
          <table:table-cell table:style-name="ce39" office:value-type="string">
            <text:p>PREPARING FOR TRANSMEDIA MODULE
SUMMER TASK</text:p>
          </table:table-cell>
          <table:table-cell table:style-name="ce40"/>
          <table:table-cell table:style-name="ce29"/>
          <table:table-cell table:style-name="ce30"/>
          <table:table-cell table:number-columns-repeated="2" table:style-name="ce22"/>
        </table:table-row>
        <table:table-row table:style-name="ro6">
          <table:table-cell table:style-name="ce23" office:value-type="string">
            <text:p>Week Eighteen - 2 June
Feedback Week</text:p>
          </table:table-cell>
          <table:table-cell table:style-name="ce23"/>
          <table:table-cell table:style-name="ce37" table:number-columns-spanned="2" table:number-rows-spanned="1" office:value-type="string">
            <text:p>You will attend tutorials this week. Please check your email for your tutorial slot date/time.
There are no lectures/seminars for the module this week.
</text:p>
          </table:table-cell>
          <table:covered-table-cell/>
          <table:table-cell table:number-columns-repeated="4" table:style-name="ce40"/>
          <table:table-cell table:style-name="ce41"/>
          <table:table-cell table:number-columns-repeated="2" table:style-name="ce22"/>
        </table:table-row>
        <table:table-row table:style-name="ro7">
          <table:table-cell table:number-columns-repeated="6" table:style-name="ce42"/>
          <table:table-cell table:number-columns-repeated="2" table:style-name="ce43"/>
          <table:table-cell table:number-columns-repeated="3" table:style-name="ce22"/>
        </table:table-row>
        <table:table-row table:style-name="ro2">
          <table:table-cell table:number-columns-repeated="6" table:style-name="ce44"/>
        </table:table-row>
        <table:table-row table:style-name="ro2">
          <table:table-cell table:number-columns-repeated="6" table:style-name="ce44"/>
        </table:table-row>
        <table:table-row table:style-name="ro2">
          <table:table-cell table:number-columns-repeated="6" table:style-name="ce44"/>
        </table:table-row>
        <table:table-row table:style-name="ro2">
          <table:table-cell table:number-columns-repeated="6" table:style-name="ce44"/>
        </table:table-row>
        <table:table-row table:style-name="ro2">
          <table:table-cell table:number-columns-repeated="6" table:style-name="ce44"/>
        </table:table-row>
        <table:table-row table:style-name="ro2">
          <table:table-cell table:number-columns-repeated="6" table:style-name="ce44"/>
        </table:table-row>
        <table:table-row table:style-name="ro2">
          <table:table-cell table:number-columns-repeated="6" table:style-name="ce4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